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olphin swimming club.</text:span><text:span text:style-name="T2"><text:line-break/><text:line-break/>Use Case 1: Lav nyt medlem.<text:line-break/><text:line-break/>Scope:<text:s text:c="2"/></text:span><text:span text:style-name="T3">DMS</text:span><text:span text:style-name="T4"><text:s/>(Database management system).<text:line-break/><text:line-break/>Level:<text:s text:c="2"/>User goal<text:line-break/><text:line-break/>Primary Actor: Klub formand.<text:line-break/><text:line-break/>Stakeholder and interests:<text:line-break/>-Klub formand: Vil have at systemet er brugervenligt, hurtigt og stabilt.<text:line-break/>-Kunde: Vil have hurtig service med minimalt arbejde.<text:line-break/><text:line-break/>Preconditions: <text:line-break/><text:line-break/>Success Guarantee: Det nye medlems information bliver registreret i systemet, kontigent prisen bliver udregnet efter det CPR nummer der bliver indtastet. <text:line-break/><text:line-break/>Main Success Scenario (Basic flow):<text:line-break/>1. Kunde ankommer til klub delfinen.<text:line-break/>2. Klub formand informerer kunden om kontigent priser.<text:line-break/>3. Kunde giver personsoplysninger.<text:line-break/>4. Klub formand vælger Lav Nyt Medlem funktionen og indtaster oplysninger.<text:line-break/>5. System gemmer oplysningerne i databasen.<text:line-break/>6. System printer kvittering med kontigent pris.<text:line-break/>7. Kunde går videre med sin kvittering.<text:line-break/><text:line-break/>Extensions: Alternate scenarios.<text:line-break/>*a Det CPR kunden giver er allerede registreret i systemet.<text:line-break/>1. Systemet advarer om duplikation og afviser indtastning.<text:line-break/><text:s text:c="3"/>1a. Systemet viser overblik over kunde i konsolen.<text:line-break/>2. Klub formand reagerer på fejlen.<text:line-break/><text:s text:c="2"/>2a. Klub formand informerer om at kunde er allerede registreret.<text:line-break/>3. Kunde givet forkert CPR.<text:line-break/><text:s text:c="2"/>3a. Kunde giver nyt CPR.<text:line-break/><text:s text:c="2"/>3b. Klub formand indtaster nyt CPR.<text:line-break/>4. Formand indtastet forkert CPR. (Forkert længde)<text:line-break/> 4a. System viser eksempel på korrekt CPR<text:line-break/><text:line-break/><text:line-break/>Special requirements: Related non-functional requirements.<text:line-break/><text:line-break/>Technology and Data Variations List: Varying I/O methods and data formats.<text:line-break/><text:line-break/>Frequency of Occurence: Influences investigation, testing, and timing implementation.<text:line-break/><text:line-break/>Miscellanous: Such as open issues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